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07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104mm"/>
    </style:style>
    <style:style style:name="co5" style:family="table-column">
      <style:table-column-properties fo:break-before="auto" style:column-width="56.89mm"/>
    </style:style>
    <style:style style:name="co6" style:family="table-column">
      <style:table-column-properties fo:break-before="auto" style:column-width="71.1mm"/>
    </style:style>
    <style:style style:name="co7" style:family="table-column">
      <style:table-column-properties fo:break-before="auto" style:column-width="64.3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24.55mm" fo:break-before="auto" style:use-optimal-row-height="true"/>
    </style:style>
    <style:style style:name="ro4" style:family="table-row">
      <style:table-row-properties style:row-height="16.51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32.6mm" fo:break-before="auto" style:use-optimal-row-height="true"/>
    </style:style>
    <style:style style:name="ro7" style:family="table-row">
      <style:table-row-properties style:row-height="40.64mm" fo:break-before="auto" style:use-optimal-row-height="true"/>
    </style:style>
    <style:style style:name="ro8" style:family="table-row">
      <style:table-row-properties style:row-height="44.66mm" fo:break-before="auto" style:use-optimal-row-height="true"/>
    </style:style>
    <style:style style:name="ro9" style:family="table-row">
      <style:table-row-properties style:row-height="56.94mm" fo:break-before="auto" style:use-optimal-row-height="true"/>
    </style:style>
    <style:style style:name="ro10" style:family="table-row">
      <style:table-row-properties style:row-height="69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ce18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e181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7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IN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8" style:family="text">
      <style:text-properties style:font-relief="none" fo:font-size="10pt" fo:language="en" fo:country="IN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9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0pt" style:font-weight-complex="normal" style:font-style-complex="normal" style:font-relief="none"/>
    </style:style>
    <style:style style:name="T10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en" fo:country="IN" style:language-complex="hi" style:country-complex="IN" style:font-name-complex="Lohit Devanagari" style:font-size-complex="10pt" style:font-weight-complex="normal" style:font-style-complex="normal" style:font-relief="none" fo:color="#ce181e"/>
    </style:style>
    <style:style style:name="T11" style:family="text">
      <style:text-properties style:font-size-asian="10pt" style:text-overline-style="none" style:text-overline-color="font-color" style:font-weight-asian="normal" style:font-weight-complex="normal" style:font-style-asian="normal" style:font-style-complex="normal" style:text-emphasize="none" style:font-name="Liberation Sans" style:language-asian="zh" style:country-asian="CN" style:font-size-complex="10pt" style:font-relief="none" style:language-complex="hi" style:country-complex="IN" style:font-name-asian="Noto Sans CJK SC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fo:font-size="10pt"/>
    </style:style>
    <style:style style:name="T12" style:family="text">
      <style:text-properties style:language-complex="hi" style:country-complex="IN" fo:font-size="10pt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font-name-asian="Noto Sans CJK SC" style:font-size-asian="10pt" style:font-relief="none" style:font-size-complex="10pt" style:language-asian="zh" style:country-asian="CN" style:font-name="Liberation Sans" style:text-emphasize="none" style:font-style-complex="normal" style:font-style-asian="normal" style:font-weight-complex="normal" style:font-weight-asian="normal" style:text-overline-style="none" style:text-overline-color="font-color"/>
    </style:style>
    <style:style style:name="T13" style:family="text">
      <style:text-properties style:language-complex="hi" style:country-complex="IN" fo:font-size="10pt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-complex="Lohit Devanagari" style:font-name-asian="Noto Sans CJK SC" style:font-size-asian="10pt" style:font-relief="none" style:font-size-complex="10pt" style:language-asian="zh" style:country-asian="CN" style:font-name="Liberation Sans" style:text-emphasize="none" style:font-style-complex="normal" style:font-style-asian="normal" style:font-weight-complex="normal" style:font-weight-asian="normal" style:text-overline-style="none" style:text-overline-color="font-color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Kernel Module</text:p>
          </table:table-cell>
          <table:table-cell table:style-name="ce1" office:value-type="string" calcext:value-type="string">
            <text:p>Actual size</text:p>
          </table:table-cell>
          <table:table-cell table:style-name="ce1" office:value-type="string" calcext:value-type="string">
            <text:p>Customized size</text:p>
          </table:table-cell>
          <table:table-cell table:style-name="ce1" office:value-type="string" calcext:value-type="string">
            <text:p>Changes made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Commands tried to resolve error</text:p>
          </table:table-cell>
          <table:table-cell table:style-name="ce1" office:value-type="string" calcext:value-type="string">
            <text:p>Result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No changes</text:p>
          </table:table-cell>
          <table:table-cell office:value-type="string" calcext:value-type="string">
            <text:p>No errors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Successfuly boot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6.8 MB</text:p>
          </table:table-cell>
          <table:table-cell office:value-type="string" calcext:value-type="string">
            <text:p>Removed the whole networking module</text:p>
          </table:table-cell>
          <table:table-cell office:value-type="string" calcext:value-type="string">
            <text:p>Boot was dropping a (initramfs) prompts/busybox</text:p>
          </table:table-cell>
          <table:table-cell office:value-type="string" calcext:value-type="string">
            <text:p>I tried the commands given in the below link,but it didn’t work. Again and agin it was giving same error  <text:a xlink:href="https://askubuntu.com/questions" xlink:type="simple">https://askubuntu.com/questions</text:a>/137655/boot-drops-to-a-initramfs-prompts-busybox</text:p>
          </table:table-cell>
          <table:table-cell office:value-type="string" calcext:value-type="string">
            <text:p>Not able to boot.</text:p>
            <text:p>Probably, removing whole networking module was not a good ide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8.5 MB</text:p>
          </table:table-cell>
          <table:table-cell table:style-name="ce5" office:value-type="string" calcext:value-type="string">
            <text:p>Then I restored the original kernel veriosn configuration and </text:p>
            <text:p>1) Removed Device drivers(Macintosh and androids)</text:p>
            <text:p>2) changed (General setup--&gt; compiler optimization level --&gt; optimized by size)</text:p>
          </table:table-cell>
          <table:table-cell office:value-type="string" calcext:value-type="string">
            <text:p>No errors</text:p>
          </table:table-cell>
          <table:table-cell office:value-type="string" calcext:value-type="string">
            <text:p>----------------------------</text:p>
          </table:table-cell>
          <table:table-cell office:value-type="string" calcext:value-type="string">
            <text:p>Successfully booted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8.4 MB</text:p>
          </table:table-cell>
          <table:table-cell office:value-type="string" calcext:value-type="string">
            <text:p>1) Removed Device drivers(Macintosh and androids) </text:p>
            <text:p>2) changed (General setup--&gt; compiler optimization level --&gt; optimized by size)</text:p>
            <text:p>3) <text:span text:style-name="T2">Removed Network file systems, FUSE support,UTF-8 normalization and casefolding support</text:span></text:p>
          </table:table-cell>
          <table:table-cell office:value-type="string" calcext:value-type="string">
            <text:p>No errors</text:p>
          </table:table-cell>
          <table:table-cell office:value-type="string" calcext:value-type="string">
            <text:p>---------------------------</text:p>
          </table:table-cell>
          <table:table-cell office:value-type="string" calcext:value-type="string">
            <text:p>Successfully boot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8.3 MB</text:p>
          </table:table-cell>
          <table:table-cell office:value-type="string" calcext:value-type="string">
            <text:p><text:span text:style-name="T3">1) Removed Device drivers(Macintosh and androids) </text:span></text:p>
            <text:p><text:span text:style-name="T3">2) changed (General setup--&gt; compiler optimization level --&gt; optimized by size)</text:span></text:p>
            <text:p><text:span text:style-name="T3">3) Removed Network file systems, FUSE support,UTF-8 normalization and casefolding support</text:span></text:p>
            <text:p><text:span text:style-name="T4">4)</text:span><text:span text:style-name="T5"> Removed USB support, auxiliary device support</text:span></text:p>
          </table:table-cell>
          <table:table-cell office:value-type="string" calcext:value-type="string">
            <text:p>No errors, but since my touchpad doesn’t work, so I was not able to use my mouse and external keyboard via USB</text:p>
          </table:table-cell>
          <table:table-cell office:value-type="string" calcext:value-type="string">
            <text:p>-------------------------------</text:p>
          </table:table-cell>
          <table:table-cell office:value-type="string" calcext:value-type="string">
            <text:p>System got successfully booted, but I again traceback and enaabled USB Support and auxiliary device support from next build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8.0 MB</text:p>
          </table:table-cell>
          <table:table-cell office:value-type="string" calcext:value-type="string">
            <text:p><text:span text:style-name="T3">1) Removed Device drivers(Macintosh and androids) </text:span></text:p>
            <text:p><text:span text:style-name="T3">2) changed (General setup--&gt; compiler optimization level --&gt; optimized by size)</text:span></text:p>
            <text:p><text:span text:style-name="T3">3) Removed Network file systems, FUSE support,UTF-8 normalization and casefolding support</text:span></text:p>
            <text:p><text:span text:style-name="T3">4)Removed Multiple device driver supprot(RAID and LVM) , VHOST drivers</text:span></text:p>
            <text:p><text:span text:style-name="T3">5) Under CryptogrphicAPI, removed Hardware crypto devices</text:span></text:p>
          </table:table-cell>
          <table:table-cell office:value-type="string" calcext:value-type="string">
            <text:p>No erros</text:p>
          </table:table-cell>
          <table:table-cell office:value-type="string" calcext:value-type="string">
            <text:p>--------------------------</text:p>
          </table:table-cell>
          <table:table-cell office:value-type="string" calcext:value-type="string">
            <text:p>Successfully booted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7.9 <text:span text:style-name="T1">MB</text:span></text:p>
          </table:table-cell>
          <table:table-cell office:value-type="string" calcext:value-type="string">
            <text:p><text:span text:style-name="T3">1) Removed Device drivers(Macintosh and androids) </text:span></text:p>
            <text:p><text:span text:style-name="T3">2) changed (General setup--&gt; compiler optimization level --&gt; optimized by size)</text:span></text:p>
            <text:p><text:span text:style-name="T3">3) Removed Network file systems, FUSE support,UTF-8 normalization and casefolding support</text:span></text:p>
            <text:p><text:span text:style-name="T3">4) </text:span><text:span text:style-name="T6">Removed Multiple device driver supprot(RAID and LVM) , VHOST drivers</text:span></text:p>
            <text:p><text:span text:style-name="T6">5) Under CryptogrphicAPI, removed Hardware crypto devices</text:span></text:p>
            <text:p><text:span text:style-name="T6">6) Removed Networking support--&gt;Bluetooth subsystem support</text:span></text:p>
            <text:p><text:span text:style-name="T6">7) removed lobrary routines--&gt; Treminus 16*32 fondt</text:span></text:p>
          </table:table-cell>
          <table:table-cell office:value-type="string" calcext:value-type="string">
            <text:p>No errors</text:p>
          </table:table-cell>
          <table:table-cell office:value-type="string" calcext:value-type="string">
            <text:p>--------------------------</text:p>
          </table:table-cell>
          <table:table-cell office:value-type="string" calcext:value-type="string">
            <text:p>Successfully booted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7.8 MB</text:p>
          </table:table-cell>
          <table:table-cell office:value-type="string" calcext:value-type="string">
            <text:p><text:span text:style-name="T7">1) Removed Device drivers(Macintosh and androids) </text:span></text:p>
            <text:p><text:span text:style-name="T8">2) changed (General setup--&gt; compiler optimization level --&gt; optimized by size)</text:span></text:p>
            <text:p><text:span text:style-name="T8">3) Removed Network file systems, FUSE support,UTF-8 normalization and casefolding support</text:span></text:p>
            <text:p><text:span text:style-name="T8">4) Removed Multiple device driver supprot(RAID and LVM) , VHOST drivers</text:span></text:p>
            <text:p><text:span text:style-name="T7">5) Under CryptogrphicAPI, removed Hardware crypto devices</text:span></text:p>
            <text:p><text:span text:style-name="T7">6) Removed Networking support--&gt;Bluetooth subsystem support</text:span></text:p>
            <text:p><text:span text:style-name="T7">7) removed lobrary routines--&gt; Treminus 16*32 fondt</text:span></text:p>
            <text:p><text:span text:style-name="T9">8) </text:span><text:span text:style-name="T10">Removed rapid IO support from device drviers</text:span></text:p>
          </table:table-cell>
          <table:table-cell office:value-type="string" calcext:value-type="string">
            <text:p>No errors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Successfully booted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7.0 MB</text:p>
          </table:table-cell>
          <table:table-cell office:value-type="string" calcext:value-type="string">
            <text:p><text:span text:style-name="T7">1) Removed Device drivers(Macintosh and androids) </text:span></text:p>
            <text:p><text:span text:style-name="T8">2) changed (General setup--&gt; compiler optimization level --&gt; optimized by size)</text:span></text:p>
            <text:p><text:span text:style-name="T8">3) Removed Network file systems, FUSE support,UTF-8 normalization and casefolding support</text:span></text:p>
            <text:p><text:span text:style-name="T8">4) Removed Multiple device driver supprot(RAID and LVM) , VHOST drivers</text:span></text:p>
            <text:p><text:span text:style-name="T7">5) Under CryptogrphicAPI, removed Hardware crypto devices</text:span></text:p>
            <text:p><text:span text:style-name="T7">6) Removed Networking support--&gt;Bluetooth subsystem support</text:span></text:p>
            <text:p><text:span text:style-name="T7">7) removed lobrary routines--&gt; Treminus 16*32 fondt</text:span></text:p>
            <text:p><text:span text:style-name="T7">8) Removed rapid IO support from device drviers</text:span></text:p>
            <text:p><text:span text:style-name="T9">9) </text:span><text:span text:style-name="T10">I have comiled the every possible features of device drivers and file system as a seperate nodule which cab be compiled seperately from kernel</text:span></text:p>
          </table:table-cell>
          <table:table-cell office:value-type="string" calcext:value-type="string">
            <text:p>No erros</text:p>
          </table:table-cell>
          <table:table-cell office:value-type="string" calcext:value-type="string">
            <text:p>--------------------------</text:p>
          </table:table-cell>
          <table:table-cell office:value-type="string" calcext:value-type="string">
            <text:p>Succesfully booted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4.19.206</text:p>
          </table:table-cell>
          <table:table-cell office:value-type="string" calcext:value-type="string">
            <text:p>9.5 MB</text:p>
          </table:table-cell>
          <table:table-cell office:value-type="string" calcext:value-type="string">
            <text:p>6.8 MB</text:p>
          </table:table-cell>
          <table:table-cell office:value-type="string" calcext:value-type="string">
            <text:p><text:span text:style-name="T7">1) Removed Device drivers(Macintosh and androids) </text:span></text:p>
            <text:p><text:span text:style-name="T8">2) changed (General setup--&gt; compiler optimization level --&gt; optimized by size)</text:span></text:p>
            <text:p><text:span text:style-name="T8">3) Removed Network file systems, FUSE support,UTF-8 normalization and casefolding support</text:span></text:p>
            <text:p><text:span text:style-name="T8">4) Removed Multiple device driver supprot(RAID and LVM) , VHOST drivers</text:span></text:p>
            <text:p><text:span text:style-name="T7">5) Under CryptogrphicAPI, removed Hardware crypto devices</text:span></text:p>
            <text:p><text:span text:style-name="T7">6) Removed Networking support--&gt;Bluetooth subsystem support</text:span></text:p>
            <text:p><text:span text:style-name="T7">7) removed lobrary routines--&gt; Treminus 16*32 fondt</text:span></text:p>
            <text:p><text:span text:style-name="T7">8) Removed rapid IO support from device drviers</text:span></text:p>
            <text:p><text:span text:style-name="T11">9) I have comiled the every possible features of device drivers and file system as a seperate nodule which cab be compiled seperately from kernel</text:span></text:p>
            <text:p><text:span text:style-name="T12">10) </text:span><text:span text:style-name="T13">I have comiled the every possible features of networking mnodule as a seperate nodule which cab be compiled seperately from kernel</text:span></text:p>
          </table:table-cell>
          <table:table-cell office:value-type="string" calcext:value-type="string">
            <text:p>Kernel went into panic mode, and Boot was dropping a (initramfs) prompts/busybox</text:p>
          </table:table-cell>
          <table:table-cell office:value-type="string" calcext:value-type="string">
            <text:p><text:span text:style-name="T3">I tried the commands given in the below link,but it didn’t work. Again and agin it was giving same error  </text:span><text:span text:style-name="T3"><text:a xlink:href="https://askubuntu.com/questions" xlink:type="simple">https://askubuntu.com/questions</text:a></text:span><text:span text:style-name="T3">/137655/boot-drops-to-a-initramfs-prompts-busybox</text:span></text:p>
          </table:table-cell>
          <table:table-cell office:value-type="string" calcext:value-type="string">
            <text:p>Not eable to boot up, so I undo the changes that I have done in this tep</text:p>
          </table:table-cell>
          <table:table-cell table:number-columns-repeated="1017"/>
        </table:table-row>
        <table:table-row table:style-name="ro11" table:number-rows-repeated="104856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0:52:41.56100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1:39:02.358861938</meta:creation-date>
    <dc:date>2021-10-05T16:19:08.168436083</dc:date>
    <meta:editing-duration>PT8H49M47S</meta:editing-duration>
    <meta:editing-cycles>38</meta:editing-cycles>
    <meta:generator>LibreOffice/6.0.7.3$Linux_X86_64 LibreOffice_project/00m0$Build-3</meta:generator>
    <meta:document-statistic meta:table-count="1" meta:cell-count="77" meta:object-count="0"/>
  </office:meta>
</office:document-meta>
</file>